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65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1" style:family="table-cell" style:parent-style-name="Default">
      <style:table-cell-properties fo:border="0.74pt solid #000000"/>
      <style:text-properties fo:font-size="9.5pt" style:font-size-asian="9.5pt" style:font-size-complex="9.5pt"/>
    </style:style>
    <style:style style:name="ce1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64-OlinuXino_Rev_E_1G0G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.01R/1%/1206</text:p>
          </table:table-cell>
          <table:table-cell table:style-name="ce5" office:value-type="string" calcext:value-type="string">
            <text:p>R1206</text:p>
          </table:table-cell>
          <table:table-cell table:style-name="ce5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22R</text:p>
          </table:table-cell>
          <table:table-cell table:style-name="ce5" office:value-type="string" calcext:value-type="string">
            <text:p>R0402</text:p>
          </table:table-cell>
          <table:table-cell table:style-name="ce11" office:value-type="string" calcext:value-type="string">
            <text:p>R3,R4,R33,R100,R105,R109,R63,R64,R65,R69,R72,<text:span text:style-name="T1">R54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0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0R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3R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0402</text:p>
          </table:table-cell>
          <table:table-cell table:style-name="ce12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.1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2.2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92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8.25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0402</text:p>
          </table:table-cell>
          <table:table-cell table:style-name="ce12" office:value-type="string" calcext:value-type="string">
            <text:p>R37,R40,R42,R85,R83,R95,R76,R79,R31,R52,R99,</text:p>
            <text:p>R106,R119,<text:span text:style-name="T2">R15,R16,R2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2.1k/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00k/1%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M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A0805_(4X0402)_22R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0805_(4X0402)_4.7k</text:p>
          </table:table-cell>
          <table:table-cell table:style-name="ce5" office:value-type="string" calcext:value-type="string">
            <text:p>RA0805</text:p>
          </table:table-cell>
          <table:table-cell table:style-name="ce5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A1206_(4x0603)_4B8_100k</text:p>
          </table:table-cell>
          <table:table-cell table:style-name="ce5" office:value-type="string" calcext:value-type="string">
            <text:p>RA1206</text:p>
          </table:table-cell>
          <table:table-cell table:style-name="ce5" office:value-type="string" calcext:value-type="string">
            <text:p>RM7,<text:span text:style-name="T1">RM9,RM1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7nH/L0402</text:p>
          </table:table-cell>
          <table:table-cell table:style-name="ce5" office:value-type="string" calcext:value-type="string">
            <text:p>L0402</text:p>
          </table:table-cell>
          <table:table-cell table:style-name="ce5"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3.3nH/L0402</text:p>
          </table:table-cell>
          <table:table-cell table:style-name="ce7" office:value-type="string" calcext:value-type="string">
            <text:p>L0402</text:p>
          </table:table-cell>
          <table:table-cell table:style-name="ce7" office:value-type="string" calcext:value-type="string">
            <text:p>L10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3015S1R5NT(1.5uH/2.30A/DCR&lt;0.1R/CD32)</text:p>
          </table:table-cell>
          <table:table-cell table:style-name="ce5" office:value-type="string" calcext:value-type="string">
            <text:p>CD32</text:p>
          </table:table-cell>
          <table:table-cell table:style-name="ce5" office:value-type="string" calcext:value-type="string">
            <text:p>L19,L20,L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SWPA4018S1R5NT(1.5uH/3.35A/DCR&lt;0.1R/CD43)</text:p>
          </table:table-cell>
          <table:table-cell table:style-name="ce5" office:value-type="string" calcext:value-type="string">
            <text:p>CD43</text:p>
          </table:table-cell>
          <table:table-cell table:style-name="ce5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.2uH/3A/YS75/7x8</text:p>
          </table:table-cell>
          <table:table-cell table:style-name="ce5" office:value-type="string" calcext:value-type="string">
            <text:p>7X8MM</text:p>
          </table:table-cell>
          <table:table-cell table:style-name="ce5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FB0805/600R/2A</text:p>
          </table:table-cell>
          <table:table-cell table:style-name="ce5" office:value-type="string" calcext:value-type="string">
            <text:p>L0805</text:p>
          </table:table-cell>
          <table:table-cell table:style-name="ce5" office:value-type="string" calcext:value-type="string">
            <text:p>L2,L3,L4,L5,L6,L8,L21,L23,L2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.8pF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6</text:p>
          </table:table-cell>
          <table:table-cell table:style-name="ce1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.5pF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7</text:p>
          </table:table-cell>
          <table:table-cell table:style-name="ce1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0pF/50V/5%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5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2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24p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3pF/50V/5%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F/2kV/10%/X7R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100nF/10V/10%</text:p>
          </table:table-cell>
          <table:table-cell table:style-name="ce7" office:value-type="string" calcext:value-type="string">
            <text:p>C0402</text:p>
          </table:table-cell>
          <table:table-cell table:style-name="ce5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2">C39,C40,C41,C90,C92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1uF/10V/10%</text:p>
          </table:table-cell>
          <table:table-cell table:style-name="ce5" office:value-type="string" calcext:value-type="string">
            <text:p>C0603</text:p>
          </table:table-cell>
          <table:table-cell table:style-name="ce12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2uF/6.3V/10%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56,C61</text:p>
          </table:table-cell>
          <table:table-cell table:number-columns-repeated="1020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10uF/6.3V/20%</text:p>
          </table:table-cell>
          <table:table-cell table:style-name="ce7" office:value-type="string" calcext:value-type="string">
            <text:p>C0603</text:p>
          </table:table-cell>
          <table:table-cell table:style-name="ce5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text:span text:style-name="T3">,C89,C9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22uF/6.3V/20%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204,C205,C214,C218,C21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47uF/6.3V/20%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LED/YELLOW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ED/Red/0603</text:p>
          </table:table-cell>
          <table:table-cell table:style-name="ce5" office:value-type="string" calcext:value-type="string">
            <text:p>LED_0603</text:p>
          </table:table-cell>
          <table:table-cell table:style-name="ce5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SMD035</text:p>
          </table:table-cell>
          <table:table-cell table:style-name="ce5" office:value-type="string" calcext:value-type="string">
            <text:p>FUSE-1206</text:p>
          </table:table-cell>
          <table:table-cell table:style-name="ce5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N5822/SS34/SMA</text:p>
          </table:table-cell>
          <table:table-cell table:style-name="ce5" office:value-type="string" calcext:value-type="string">
            <text:p>SMA</text:p>
          </table:table-cell>
          <table:table-cell table:style-name="ce5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5819(S4SOD-123)</text:p>
          </table:table-cell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N4007/SMA</text:p>
          </table:table-cell>
          <table:table-cell table:style-name="ce5" office:value-type="string" calcext:value-type="string">
            <text:p>SMA-KA</text:p>
          </table:table-cell>
          <table:table-cell table:style-name="ce5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</text:p>
          </table:table-cell>
          <table:table-cell table:style-name="ce5" office:value-type="string" calcext:value-type="string">
            <text:p>DO214AA</text:p>
          </table:table-cell>
          <table:table-cell table:style-name="ce5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SS138(SOT23-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RLML6402(SOT-23)</text:p>
          </table:table-cell>
          <table:table-cell table:style-name="ce5" office:value-type="string" calcext:value-type="string">
            <text:p>SOT23</text:p>
          </table:table-cell>
          <table:table-cell table:style-name="ce5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PM1481-6/TR(DFN2X2-6L)</text:p>
          </table:table-cell>
          <table:table-cell table:style-name="ce5" office:value-type="string" calcext:value-type="string">
            <text:p>DFN2x2-6L</text:p>
          </table:table-cell>
          <table:table-cell table:style-name="ce5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MS1117(ADJ)</text:p>
          </table:table-cell>
          <table:table-cell table:style-name="ce5" office:value-type="string" calcext:value-type="string">
            <text:p>SOT223</text:p>
          </table:table-cell>
          <table:table-cell table:style-name="ce5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T29F64G08CBABA-WP(TSOP48)</text:p>
          </table:table-cell>
          <table:table-cell table:style-name="ce7" office:value-type="string" calcext:value-type="string">
            <text:p>TSOP48</text:p>
          </table:table-cell>
          <table:table-cell table:style-name="ce7" office:value-type="string" calcext:value-type="string">
            <text:p>U4</text:p>
          </table:table-cell>
          <table:table-cell table:style-name="ce1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TL8723BS(ComboModule)</text:p>
          </table:table-cell>
          <table:table-cell table:style-name="ce7" office:value-type="string" calcext:value-type="string">
            <text:p>RTL8723BS</text:p>
          </table:table-cell>
          <table:table-cell table:style-name="ce7" office:value-type="string" calcext:value-type="string">
            <text:p>U11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llWinner-A64(FBGA396)</text:p>
          </table:table-cell>
          <table:table-cell table:style-name="ce5" office:value-type="string" calcext:value-type="string">
            <text:p>FBGA396</text:p>
          </table:table-cell>
          <table:table-cell table:style-name="ce5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XP803(QFN68_8x8mm)</text:p>
          </table:table-cell>
          <table:table-cell table:style-name="ce5" office:value-type="string" calcext:value-type="string">
            <text:p>QFN68</text:p>
          </table:table-cell>
          <table:table-cell table:style-name="ce5"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4B4G1646Q-HYK0(256Mx16_DDR3-1600_11-11-11)</text:p>
          </table:table-cell>
          <table:table-cell table:style-name="ce5" office:value-type="string" calcext:value-type="string">
            <text:p>FBGA96</text:p>
          </table:table-cell>
          <table:table-cell table:style-name="ce5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KSZ9031RNXCC(QFN48)</text:p>
          </table:table-cell>
          <table:table-cell table:style-name="ce5" office:value-type="string" calcext:value-type="string">
            <text:p>QFN48</text:p>
          </table:table-cell>
          <table:table-cell table:style-name="ce5"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Y6280AAC(SOT23-5)</text:p>
          </table:table-cell>
          <table:table-cell table:style-name="ce5" office:value-type="string" calcext:value-type="string">
            <text:p>SOT-23-5</text:p>
          </table:table-cell>
          <table:table-cell table:style-name="ce5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T3608(SOT23-6)</text:p>
          </table:table-cell>
          <table:table-cell table:style-name="ce5" office:value-type="string" calcext:value-type="string">
            <text:p>SOT23-6</text:p>
          </table:table-cell>
          <table:table-cell table:style-name="ce5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32.768kHz/12.5pF/20ppm/4P/SMD8038</text:p>
          </table:table-cell>
          <table:table-cell table:style-name="ce9" office:value-type="string" calcext:value-type="string">
            <text:p>SMD8038</text:p>
          </table:table-cell>
          <table:table-cell table:style-name="ce5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4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25MHz/20pF/20ppm/2P/5x3.2mm</text:p>
          </table:table-cell>
          <table:table-cell table:style-name="ce5" office:value-type="string" calcext:value-type="string">
            <text:p>5.0x3.2mm</text:p>
          </table:table-cell>
          <table:table-cell table:style-name="ce5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SD(TFC-WPAPR-08)</text:p>
          </table:table-cell>
          <table:table-cell table:style-name="ce5" office:value-type="string" calcext:value-type="string">
            <text:p>TFC-WPAPR-08</text:p>
          </table:table-cell>
          <table:table-cell table:style-name="ce5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ICRO_USB/MISB-SWMM-5B_LF</text:p>
          </table:table-cell>
          <table:table-cell table:style-name="ce5" office:value-type="string" calcext:value-type="string">
            <text:p>MISB-SWMM-5B_LF</text:p>
          </table:table-cell>
          <table:table-cell table:style-name="ce5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TM211Q01FM22</text:p>
          </table:table-cell>
          <table:table-cell table:style-name="ce5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SCJ325P00XG0B02G</text:p>
          </table:table-cell>
          <table:table-cell table:style-name="ce5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40-LF</text:p>
          </table:table-cell>
          <table:table-cell table:style-name="ce5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FPV-WZA21-20-LF</text:p>
          </table:table-cell>
          <table:table-cell table:style-name="ce5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N1x2(Opened)</text:p>
          </table:table-cell>
          <table:table-cell table:style-name="ce5" office:value-type="string" calcext:value-type="string">
            <text:p>HN1x2</text:p>
          </table:table-cell>
          <table:table-cell table:style-name="ce5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N1x3</text:p>
          </table:table-cell>
          <table:table-cell table:style-name="ce5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DW02R</text:p>
          </table:table-cell>
          <table:table-cell table:style-name="ce5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HDMI-SWM-19</text:p>
          </table:table-cell>
          <table:table-cell table:style-name="ce5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_A_VERTICAL</text:p>
          </table:table-cell>
          <table:table-cell table:style-name="ce5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WRJ-2mm(YDJ-1134)</text:p>
          </table:table-cell>
          <table:table-cell table:style-name="ce10" office:value-type="string" calcext:value-type="string">
            <text:p>PWRJ-2mm(YDJ-1134)</text:p>
          </table:table-cell>
          <table:table-cell table:style-name="ce5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IT-1185AU2-160G-G-TR</text:p>
          </table:table-cell>
          <table:table-cell table:style-name="ce5" office:value-type="string" calcext:value-type="string">
            <text:p>uTACTIL</text:p>
          </table:table-cell>
          <table:table-cell table:style-name="ce5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R(Board_Mounted)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22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8,R66,R6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43R/1%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510R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A(2.2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101,R102</text:p>
          </table:table-cell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NA(10k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61,R104,R48,R17,</text:p>
            <text:p>R21,R23,R53,R56,R57,R6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M)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RCLAMP0524P(SLP2510P8))</text:p>
          </table:table-cell>
          <table:table-cell table:style-name="ce5" office:value-type="string" calcext:value-type="string">
            <text:p>SLP2510P8</text:p>
          </table:table-cell>
          <table:table-cell table:style-name="ce5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nF/5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100nF/10V/10%)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35,C37,C44,C8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A(2.2uF/6.3V/1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36,C38,C4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10uF/6.3V/2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2uF/6.3V/20%)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A(47uF/6.3V/20%)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FB0805/600R/2A)</text:p>
          </table:table-cell>
          <table:table-cell table:style-name="ce5" office:value-type="string" calcext:value-type="string">
            <text:p>L0805</text:p>
          </table:table-cell>
          <table:table-cell table:style-name="ce5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5025)</text:p>
          </table:table-cell>
          <table:table-cell table:style-name="ce5" office:value-type="string" calcext:value-type="string">
            <text:p>FUSE-5025</text:p>
          </table:table-cell>
          <table:table-cell table:style-name="ce5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W25Q128FVSIG)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KLMAG2GEND-B031(FBGA153))</text:p>
          </table:table-cell>
          <table:table-cell table:style-name="ce5" office:value-type="string" calcext:value-type="string">
            <text:p>FBGA153</text:p>
          </table:table-cell>
          <table:table-cell table:style-name="ce5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5)</text:p>
          </table:table-cell>
          <table:table-cell table:style-name="ce5" office:value-type="string" calcext:value-type="string">
            <text:p>HN2x5</text:p>
          </table:table-cell>
          <table:table-cell table:style-name="ce5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HN2x20)</text:p>
          </table:table-cell>
          <table:table-cell table:style-name="ce5" office:value-type="string" calcext:value-type="string">
            <text:p>HN2x20</text:p>
          </table:table-cell>
          <table:table-cell table:style-name="ce5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B4B-PH-K-S)</text:p>
          </table:table-cell>
          <table:table-cell table:style-name="ce5" office:value-type="string" calcext:value-type="string">
            <text:p>B4B-PH-K-S</text:p>
          </table:table-cell>
          <table:table-cell table:style-name="ce5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pened</text:p>
          </table:table-cell>
          <table:table-cell table:style-name="ce5" office:value-type="string" calcext:value-type="string">
            <text:p>SJ</text:p>
          </table:table-cell>
          <table:table-cell table:style-name="ce5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older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pened(2-3);Clos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Opened(2-3);Soldered(1-2)</text:p>
          </table:table-cell>
          <table:table-cell table:style-name="ce5" office:value-type="string" calcext:value-type="string">
            <text:p>SJ_2</text:p>
          </table:table-cell>
          <table:table-cell table:style-name="ce5" office:value-type="string" calcext:value-type="string">
            <text:p>LINEINL/MICIN2,LINEINR/MICIN1,PWR_PC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oldered(1-2);Opened(2-3)</text:p>
          </table:table-cell>
          <table:table-cell table:style-name="ce5" office:value-type="string" calcext:value-type="string">
            <text:p>SJ_2</text:p>
          </table:table-cell>
          <table:table-cell table:style-name="ce10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CB_WIFI_ANT</text:p>
          </table:table-cell>
          <table:table-cell table:style-name="ce10" office:value-type="string" calcext:value-type="string">
            <text:p>BT_Antenna_Inverted</text:p>
          </table:table-cell>
          <table:table-cell table:style-name="ce5" office:value-type="string" calcext:value-type="string">
            <text:p>ANT1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Default"/>
          <table:table-cell table:number-columns-repeated="1023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fo:background-color="transparent" style:scale-to="86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A64-OlinuXino_Rev_E-1Gn8GW-BOM</text:span></text:p>
        </style:region-center>
        <style:region-right>
          <text:p><text:span text:style-name="MT2">16.11.2017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3:09:54.734763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3:32:40.182180462</dc:date>
    <meta:editing-duration>PT1H49M6S</meta:editing-duration>
    <meta:editing-cycles>31</meta:editing-cycles>
    <meta:generator>LibreOffice/5.1.6.2$Linux_X86_64 LibreOffice_project/10m0$Build-2</meta:generator>
    <meta:document-statistic meta:table-count="1" meta:cell-count="440" meta:object-count="0"/>
  </office:meta>
</office:document-meta>
</file>